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B0F094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 loext:decorative="false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2.127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0.831cm" loext:decorative="false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1.417cm" loext:decorative="false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 loext:decorative="false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 loext:decorative="false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9cm" fo:min-width="1.676cm" loext:decorative="fals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 loext:decorative="false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 loext:decorative="false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 loext:decorative="fals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 loext:decorative="false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 draw:style-name="gr1">
          <draw:rect draw:style-name="gr2" draw:text-style-name="P1" draw:layer="layout" svg:width="39.911cm" svg:height="27.372cm" draw:transform="rotate (0.000174532925199433) translate (1cm 0.994cm)">
            <text:p/>
          </draw:rect>
          <draw:line draw:style-name="gr3" draw:text-style-name="P1" draw:layer="layout" svg:x1="1cm" svg:y1="24.043cm" svg:x2="40.915cm" svg:y2="24.043cm">
            <text:p/>
          </draw:line>
          <draw:line draw:style-name="gr4" draw:text-style-name="P1" draw:layer="layout" svg:x1="1cm" svg:y1="26.051cm" svg:x2="27.55cm" svg:y2="26.061cm">
            <text:p/>
          </draw:line>
          <draw:line draw:style-name="gr4" draw:text-style-name="P1" draw:layer="layout" svg:x1="20.345cm" svg:y1="24.046cm" svg:x2="20.345cm" svg:y2="28.369cm">
            <text:p/>
          </draw:line>
          <draw:line draw:style-name="gr4" draw:text-style-name="P1" draw:layer="layout" svg:x1="27.55cm" svg:y1="24.044cm" svg:x2="27.55cm" svg:y2="28.223cm">
            <text:p/>
          </draw:line>
          <draw:line draw:style-name="gr4" draw:text-style-name="P1" draw:layer="layout" svg:x1="27.55cm" svg:y1="24.044cm" svg:x2="27.55cm" svg:y2="28.367cm">
            <text:p/>
          </draw:line>
          <draw:line draw:style-name="gr4" draw:text-style-name="P1" draw:layer="layout" svg:x1="17.319cm" svg:y1="24.047cm" svg:x2="17.319cm" svg:y2="28.37cm">
            <text:p/>
          </draw:line>
          <draw:line draw:style-name="gr4" draw:text-style-name="P1" draw:layer="layout" svg:x1="23.227cm" svg:y1="24.044cm" svg:x2="23.227cm" svg:y2="28.367cm">
            <text:p/>
          </draw:line>
          <draw:frame draw:style-name="gr5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1.219cm" svg:x="20.779cm" svg:y="27.481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6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195cm" svg:x="17.787cm" svg:y="26.236cm">
            <draw:text-box>
              <text:p><text:span text:style-name="T6">1:1</text:span></text:p>
            </draw:text-box>
          </draw:frame>
          <draw:frame draw:style-name="gr18" draw:text-style-name="P8" draw:layer="layout" svg:width="3.799cm" svg:height="1.045cm" svg:x="23.371cm" svg:y="24.584cm">
            <draw:text-box>
              <text:p><text:span text:style-name="T7">2024/07/15</text:span></text:p>
            </draw:text-box>
          </draw:frame>
          <draw:frame draw:style-name="gr19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20" draw:text-style-name="P1" draw:layer="layout" svg:width="2.738cm" svg:height="3.227cm" svg:x="28.234cm" svg:y="24.706cm">
            <draw:image xlink:href="Pictures/100000000000012500000171B0F09422.png" xlink:type="simple" xlink:show="embed" xlink:actuate="onLoad" draw:mime-type="image/png">
              <text:p/>
            </draw:image>
          </draw:frame>
          <draw:frame draw:style-name="gr21" draw:text-style-name="P2" draw:layer="layout" svg:width="9.166cm" svg:height="1.612cm" draw:transform="rotate (0.000174532925199433) translate (3.708cm 26.474cm)">
            <draw:text-box>
              <text:p>Monika Card BOX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Title_25_20Block_25_20Simple" style:display-name="Title%20Block%20Simp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7-15T14:01:11.342000000</dc:date>
    <meta:editing-duration>PT11H31M51S</meta:editing-duration>
    <meta:editing-cycles>31</meta:editing-cycles>
    <meta:generator>LibreOffice/24.2.2.2$Windows_X86_64 LibreOffice_project/d56cc158d8a96260b836f100ef4b4ef25d6f1a01</meta:generator>
    <meta:document-statistic meta:object-count="26"/>
  </office:meta>
</office:document-meta>
</file>